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Standaardalinea-lettertype" style:family="text">
      <style:text-properties fo:font-style="italic" style:font-style-asian="italic" style:font-style-complex="italic"/>
    </style:style>
    <style:style style:name="T7" style:parent-style-name="Standaardalinea-lettertype" style:family="text">
      <style:text-properties fo:font-style="italic" style:font-style-asian="italic" style:font-style-complex="italic"/>
    </style:style>
    <style:style style:name="P8" style:parent-style-name="Standard" style:family="paragraph">
      <style:paragraph-properties fo:text-indent="0.4923in"/>
    </style:style>
    <style:style style:name="T9" style:parent-style-name="Standaardalinea-lettertype" style:family="text">
      <style:text-properties fo:font-style="italic" style:font-style-asian="italic" style:font-style-complex="italic"/>
    </style:style>
    <style:style style:name="P10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/>
      <text:p text:style-name="Standard"><text:span text:style-name="T2">class main</text:span></text:p>
      <text:p text:style-name="Standard"><text:tab/>+play</text:p>
      <text:p text:style-name="Standard"/>
      <text:p text:style-name="P3">class<text:s/>WidgetManager</text:p>
      <text:p text:style-name="Standard"><text:tab/>+getDetailView</text:p>
      <text:p text:style-name="Standard"><text:tab/>+getTile</text:p>
      <text:p text:style-name="Standard"><text:tab/>+addAPIWidget</text:p>
      <text:p text:style-name="Standard"><text:tab/>+delAPIWidget</text:p>
      <text:p text:style-name="Standard"><text:tab/>+updateAPI</text:p>
      <text:p text:style-name="Standard"/>
      <text:p text:style-name="P4">class dashboard(Frame*)</text:p>
      <text:p text:style-name="Standard"><text:tab/>-WidgetManager</text:p>
      <text:p text:style-name="Standard"/>
      <text:p text:style-name="P5">class APIWidget()</text:p>
      <text:p text:style-name="Standard"><text:tab/>-Frame*<text:s text:c="4"/><text:span text:style-name="T6">tile<text:s/></text:span><text:span text:style-name="T7">for dashboard</text:span></text:p>
      <text:p text:style-name="P8">-Frame* <text:s text:c="3"/><text:span text:style-name="T9">detailview<text:s/></text:span></text:p>
      <text:p text:style-name="Standard"><text:tab/>-updateInterval</text:p>
      <text:p text:style-name="Standard"><text:tab/>+refreshData</text:p>
      <text:p text:style-name="Standard"><text:tab/></text:p>
      <text:p text:style-name="P10">class DataFetcher</text:p>
      <text:p text:style-name="Standard"/>
      <text:p text:style-name="Standard"/>
      <text:p text:style-name="Standard">- class variable</text:p>
      <text:p text:style-name="Standard">+ method</text:p>
      <text:p text:style-name="Standard">* class in asciimatic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rnelis Boelens</dc:creator>
    <meta:creation-date>2021-07-12T21:56:00Z</meta:creation-date>
    <dc:date>2021-07-13T08:43:00Z</dc:date>
    <meta:template xlink:href="Normal.dotm" xlink:type="simple"/>
    <meta:editing-cycles>2</meta:editing-cycles>
    <meta:editing-duration>PT4080S</meta:editing-duration>
    <meta:document-statistic meta:page-count="1" meta:paragraph-count="1" meta:word-count="50" meta:character-count="327" meta:row-count="2" meta:non-whitespace-character-count="278"/>
  </office:meta>
</office:document-meta>
</file>